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a93e"/>
    </style:style>
    <style:style style:name="P2" style:family="paragraph" style:parent-style-name="Standard">
      <style:text-properties style:font-name="Ubuntu" fo:font-size="18pt" officeooo:rsid="0014ceb8" officeooo:paragraph-rsid="0014ceb8"/>
    </style:style>
    <style:style style:name="P3" style:family="paragraph" style:parent-style-name="Standard">
      <style:text-properties officeooo:rsid="0014ceb8" officeooo:paragraph-rsid="0014ceb8"/>
    </style:style>
    <style:style style:name="P4" style:family="paragraph" style:parent-style-name="Standard">
      <style:text-properties officeooo:rsid="0013a93e" officeooo:paragraph-rsid="0013a93e"/>
    </style:style>
    <style:style style:name="P5" style:family="paragraph" style:parent-style-name="Standard" style:list-style-name="L1">
      <style:text-properties officeooo:paragraph-rsid="0014ceb8"/>
    </style:style>
    <style:style style:name="P6" style:family="paragraph" style:parent-style-name="Standard" style:list-style-name="L1">
      <style:text-properties officeooo:rsid="0023f93e" officeooo:paragraph-rsid="0023f93e"/>
    </style:style>
    <style:style style:name="P7" style:family="paragraph" style:parent-style-name="Standard">
      <style:text-properties officeooo:rsid="0023f93e" officeooo:paragraph-rsid="0023f93e"/>
    </style:style>
    <style:style style:name="P8" style:family="paragraph" style:parent-style-name="Standard" style:list-style-name="L1">
      <style:text-properties officeooo:rsid="0014ceb8" officeooo:paragraph-rsid="0023f93e"/>
    </style:style>
    <style:style style:name="P9" style:family="paragraph" style:parent-style-name="Standard" style:list-style-name="L2">
      <style:text-properties officeooo:rsid="0014ceb8" officeooo:paragraph-rsid="0014ceb8"/>
    </style:style>
    <style:style style:name="P10" style:family="paragraph" style:parent-style-name="Standard" style:list-style-name="L2">
      <style:text-properties officeooo:paragraph-rsid="002647c5"/>
    </style:style>
    <style:style style:name="P11" style:family="paragraph" style:parent-style-name="Standard" style:list-style-name="L2">
      <style:text-properties fo:font-weight="bold" officeooo:rsid="002647c5" officeooo:paragraph-rsid="002647c5" style:font-weight-asian="bold" style:font-weight-complex="bold"/>
    </style:style>
    <style:style style:name="P12" style:family="paragraph" style:parent-style-name="Standard" style:list-style-name="L2">
      <style:paragraph-properties fo:text-align="justify" style:justify-single-word="false"/>
      <style:text-properties fo:font-weight="bold" officeooo:rsid="0034698c" officeooo:paragraph-rsid="0034698c" style:font-weight-asian="bold" style:font-weight-complex="bold"/>
    </style:style>
    <style:style style:name="P13" style:family="paragraph" style:parent-style-name="Standard">
      <style:text-properties officeooo:rsid="002f60c0" officeooo:paragraph-rsid="002f60c0"/>
    </style:style>
    <style:style style:name="P14" style:family="paragraph" style:parent-style-name="Standard">
      <style:text-properties officeooo:paragraph-rsid="002f60c0"/>
    </style:style>
    <style:style style:name="P15" style:family="paragraph" style:parent-style-name="Standard" style:list-style-name="L2">
      <style:paragraph-properties fo:text-align="justify" style:justify-single-word="false"/>
      <style:text-properties officeooo:paragraph-rsid="00295e64"/>
    </style:style>
    <style:style style:name="P16" style:family="paragraph" style:parent-style-name="Standard" style:list-style-name="L2">
      <style:paragraph-properties fo:text-align="justify" style:justify-single-word="false"/>
      <style:text-properties officeooo:paragraph-rsid="002ae550"/>
    </style:style>
    <style:style style:name="P17" style:family="paragraph" style:parent-style-name="Standard" style:list-style-name="L2">
      <style:paragraph-properties fo:text-align="justify" style:justify-single-word="false"/>
      <style:text-properties officeooo:paragraph-rsid="00309f49"/>
    </style:style>
    <style:style style:name="P18" style:family="paragraph" style:parent-style-name="Standard" style:list-style-name="L2">
      <style:paragraph-properties fo:text-align="justify" style:justify-single-word="false"/>
      <style:text-properties officeooo:paragraph-rsid="002bbe4c"/>
    </style:style>
    <style:style style:name="P19" style:family="paragraph" style:parent-style-name="Standard">
      <style:paragraph-properties fo:break-before="page"/>
      <style:text-properties fo:font-weight="bold" officeooo:rsid="002f60c0" officeooo:paragraph-rsid="002f60c0" style:font-weight-asian="bold" style:font-weight-complex="bold"/>
    </style:style>
    <style:style style:name="P20"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f60c0" officeooo:paragraph-rsid="002f60c0"/>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329478" officeooo:paragraph-rsid="00329478"/>
    </style:style>
    <style:style style:name="P22"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f60c0" officeooo:paragraph-rsid="002f60c0"/>
    </style:style>
    <style:style style:name="P2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f60c0" officeooo:paragraph-rsid="002f60c0"/>
    </style:style>
    <style:style style:name="P24" style:family="paragraph" style:parent-style-name="Standard">
      <loext:graphic-properties draw:fill="none"/>
      <style:paragraph-properties fo:margin-left="0.5in" fo:margin-right="0in" fo:text-indent="0in" style:auto-text-indent="false" fo:background-color="transparent"/>
      <style:text-properties officeooo:rsid="002fe80c" officeooo:paragraph-rsid="002f60c0"/>
    </style:style>
    <style:style style:name="P25" style:family="paragraph" style:parent-style-name="Standard">
      <loext:graphic-properties draw:fill="none"/>
      <style:paragraph-properties fo:margin-left="0.5in" fo:margin-right="0in" fo:text-indent="0in" style:auto-text-indent="false" fo:background-color="transparent"/>
      <style:text-properties officeooo:rsid="002fe80c" officeooo:paragraph-rsid="00329478"/>
    </style:style>
    <style:style style:name="P26" style:family="paragraph" style:parent-style-name="Standard">
      <loext:graphic-properties draw:fill="none"/>
      <style:paragraph-properties fo:margin-left="0.5in" fo:margin-right="0in" fo:text-indent="0in" style:auto-text-indent="false" fo:background-color="transparent"/>
      <style:text-properties officeooo:rsid="00309f49" officeooo:paragraph-rsid="00309f49"/>
    </style:style>
    <style:style style:name="P27" style:family="paragraph" style:parent-style-name="Standard">
      <loext:graphic-properties draw:fill="none"/>
      <style:paragraph-properties fo:margin-left="0.5in" fo:margin-right="0in" fo:text-indent="0in" style:auto-text-indent="false" fo:background-color="transparent"/>
      <style:text-properties officeooo:rsid="00329478" officeooo:paragraph-rsid="00329478"/>
    </style:style>
    <style:style style:name="P2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309f49" officeooo:paragraph-rsid="00309f49"/>
    </style:style>
    <style:style style:name="P2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fe80c" officeooo:paragraph-rsid="00329478"/>
    </style:style>
    <style:style style:name="P30" style:family="paragraph" style:parent-style-name="Standard">
      <loext:graphic-properties draw:fill="none"/>
      <style:paragraph-properties fo:margin-left="0in" fo:margin-right="0in" fo:text-indent="0in" style:auto-text-indent="false" fo:background-color="transparent"/>
      <style:text-properties officeooo:rsid="002fe80c" officeooo:paragraph-rsid="00329478"/>
    </style:style>
    <style:style style:name="P31" style:family="paragraph" style:parent-style-name="Standard">
      <loext:graphic-properties draw:fill="none"/>
      <style:paragraph-properties fo:margin-left="0in" fo:margin-right="0in" fo:text-indent="0in" style:auto-text-indent="false" fo:background-color="transparent"/>
      <style:text-properties officeooo:rsid="00309f49" officeooo:paragraph-rsid="00309f49"/>
    </style:style>
    <style:style style:name="P32" style:family="paragraph" style:parent-style-name="Standard">
      <loext:graphic-properties draw:fill="none"/>
      <style:paragraph-properties fo:margin-left="0in" fo:margin-right="0in" fo:text-indent="0in" style:auto-text-indent="false" fo:background-color="transparent"/>
      <style:text-properties officeooo:rsid="00329478" officeooo:paragraph-rsid="00309f49"/>
    </style:style>
    <style:style style:name="P33" style:family="paragraph" style:parent-style-name="Standard">
      <loext:graphic-properties draw:fill="none"/>
      <style:paragraph-properties fo:margin-left="0in" fo:margin-right="0in" fo:text-indent="0in" style:auto-text-indent="false" fo:background-color="transparent"/>
      <style:text-properties officeooo:rsid="00329478" officeooo:paragraph-rsid="00329478"/>
    </style:style>
    <style:style style:name="P34" style:family="paragraph" style:parent-style-name="Standard">
      <loext:graphic-properties draw:fill="none"/>
      <style:paragraph-properties fo:margin-left="0in" fo:margin-right="0in" fo:text-indent="0in" style:auto-text-indent="false" fo:background-color="transparent"/>
      <style:text-properties officeooo:paragraph-rsid="00309f49"/>
    </style:style>
    <style:style style:name="P35" style:family="paragraph" style:parent-style-name="Standard">
      <loext:graphic-properties draw:fill="none"/>
      <style:paragraph-properties fo:margin-left="0in" fo:margin-right="0in" fo:text-indent="0in" style:auto-text-indent="false" fo:background-color="transparent"/>
      <style:text-properties officeooo:paragraph-rsid="00329478"/>
    </style:style>
    <style:style style:name="T1" style:family="text">
      <style:text-properties officeooo:rsid="0014ceb8"/>
    </style:style>
    <style:style style:name="T2" style:family="text">
      <style:text-properties officeooo:rsid="0013a93e"/>
    </style:style>
    <style:style style:name="T3" style:family="text">
      <style:text-properties style:text-position="super 58%"/>
    </style:style>
    <style:style style:name="T4" style:family="text">
      <style:text-properties style:text-position="super 58%" officeooo:rsid="0014ceb8"/>
    </style:style>
    <style:style style:name="T5" style:family="text">
      <style:text-properties fo:font-weight="bold" style:font-weight-asian="bold" style:font-weight-complex="bold"/>
    </style:style>
    <style:style style:name="T6" style:family="text">
      <style:text-properties fo:font-weight="bold" officeooo:rsid="0023f93e" style:font-weight-asian="bold" style:font-weight-complex="bold"/>
    </style:style>
    <style:style style:name="T7" style:family="text">
      <style:text-properties fo:font-weight="bold" officeooo:rsid="002647c5" style:font-weight-asian="bold" style:font-weight-complex="bold"/>
    </style:style>
    <style:style style:name="T8" style:family="text">
      <style:text-properties fo:font-weight="bold" officeooo:rsid="00295e64" style:font-weight-asian="bold" style:font-weight-complex="bold"/>
    </style:style>
    <style:style style:name="T9" style:family="text">
      <style:text-properties fo:font-weight="bold" officeooo:rsid="00283311" style:font-weight-asian="bold" style:font-weight-complex="bold"/>
    </style:style>
    <style:style style:name="T10" style:family="text">
      <style:text-properties fo:font-weight="bold" officeooo:rsid="002ae550" style:font-weight-asian="bold" style:font-weight-complex="bold"/>
    </style:style>
    <style:style style:name="T11" style:family="text">
      <style:text-properties fo:font-weight="bold" officeooo:rsid="002b98e7" style:font-weight-asian="bold" style:font-weight-complex="bold"/>
    </style:style>
    <style:style style:name="T12" style:family="text">
      <style:text-properties fo:font-weight="bold" officeooo:rsid="002d21ca" style:font-weight-asian="bold" style:font-weight-complex="bold"/>
    </style:style>
    <style:style style:name="T13" style:family="text">
      <style:text-properties fo:font-weight="bold" officeooo:rsid="002f60c0" style:font-weight-asian="bold" style:font-weight-complex="bold"/>
    </style:style>
    <style:style style:name="T14" style:family="text">
      <style:text-properties fo:font-weight="bold" officeooo:rsid="002fe80c" style:font-weight-asian="bold" style:font-weight-complex="bold"/>
    </style:style>
    <style:style style:name="T15" style:family="text">
      <style:text-properties fo:font-weight="bold" officeooo:rsid="00309f49" style:font-weight-asian="bold" style:font-weight-complex="bold"/>
    </style:style>
    <style:style style:name="T16" style:family="text">
      <style:text-properties fo:font-weight="bold" officeooo:rsid="00329478" style:font-weight-asian="bold" style:font-weight-complex="bold"/>
    </style:style>
    <style:style style:name="T17" style:family="text">
      <style:text-properties fo:font-weight="bold" officeooo:rsid="002bbe4c"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2f60c0"/>
    </style:style>
    <style:style style:name="T20" style:family="text">
      <style:text-properties officeooo:rsid="002fe80c"/>
    </style:style>
    <style:style style:name="T21" style:family="text">
      <style:text-properties officeooo:rsid="00309f49"/>
    </style:style>
    <style:style style:name="T22" style:family="text">
      <style:text-properties officeooo:rsid="0032947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ading &amp; Writing</text:span><text:span text:style-name="T2"> | </text:span><text:span text:style-name="T1">4</text:span><text:span text:style-name="T4">th</text:span><text:span text:style-name="T1"> </text:span><text:span text:style-name="T2">Quarter</text:span></text:p>
      <text:p text:style-name="P2">Mini Performance Task 1</text:p>
      <text:p text:style-name="P1"><text:span text:style-name="T2">February </text:span><text:span text:style-name="T1">16</text:span><text:span text:style-name="T2"> 2021</text:span></text:p>
      <text:p text:style-name="P4"/>
      <text:list xml:id="list2773396773" text:style-name="L1">
        <text:list-item>
          <text:p text:style-name="P5"><text:span text:style-name="T1">Topic: </text:span><text:span text:style-name="T6">Online Learning</text:span></text:p>
        </text:list-item>
        <text:list-item>
          <text:p text:style-name="P5"><text:span text:style-name="T1">Issue: </text:span><text:span text:style-name="T6">Normalizing Online Learning</text:span></text:p>
          <text:p text:style-name="P6"><text:span text:style-name="T18">Stand: </text:span><text:span text:style-name="T5">Against</text:span></text:p>
        </text:list-item>
        <text:list-item>
          <text:p text:style-name="P8">Claims: <text:span text:style-name="T7">Eventual decrement of practical social skills, </text:span><text:span text:style-name="T13">risk of</text:span><text:span text:style-name="T7"> internet reliance/dependence, health hazards</text:span></text:p>
        </text:list-item>
      </text:list>
      <text:p text:style-name="P3"/>
      <text:p text:style-name="P3">Outline</text:p>
      <text:list xml:id="list3237087331" text:style-name="L2">
        <text:list-item>
          <text:p text:style-name="P9">Introduction</text:p>
          <text:p text:style-name="P9">Thesis Statement: </text:p>
          <text:p text:style-name="P11">How normalizing online learning may lead to eventual decrement of practical social skills, internet reliance/dependence, or health hazards.</text:p>
          <text:p text:style-name="P9"/>
        </text:list-item>
        <text:list-item>
          <text:p text:style-name="P9">Counter Argument</text:p>
          <text:list>
            <text:list-item>
              <text:p text:style-name="P9">Counterclaim: </text:p>
              <text:p text:style-name="P10"><text:span text:style-name="T8">L</text:span><text:span text:style-name="T9">earning online is flexible, </text:span><text:span text:style-name="T8">accessible, more cost-effective than traditional education</text:span><text:span text:style-name="T9">, </text:span><text:span text:style-name="T8">and it also offers a wide selection of programs, and allows for a customized learning experience </text:span><text:span text:style-name="T14">(</text:span><text:span text:style-name="T16">Josep</text:span><text:span text:style-name="T14"> 2020)</text:span><text:span text:style-name="T8">.</text:span></text:p>
            </text:list-item>
          </text:list>
        </text:list-item>
      </text:list>
      <text:p text:style-name="P3"/>
      <text:list xml:id="list95227463687177" text:continue-numbering="true" text:style-name="L2">
        <text:list-item>
          <text:list>
            <text:list-item>
              <text:p text:style-name="P9">Refutation: </text:p>
              <text:p text:style-name="P15"><text:span text:style-name="T8">“One of the most glaring issues with online education is the lack of interpersonal communication”</text:span><text:span text:style-name="T14"> (</text:span><text:span text:style-name="T16">Earle</text:span><text:span text:style-name="T14"> 2014)</text:span><text:span text:style-name="T8">. </text:span><text:span text:style-name="T10">It is hard for students to deal with issues relating to motivation, especially since video games, social media, and the internet is on the tips of their fingers at their own will.</text:span></text:p>
              <text:p text:style-name="P9"/>
            </text:list-item>
          </text:list>
        </text:list-item>
        <text:list-item>
          <text:p text:style-name="P9">Writer’s Argument</text:p>
          <text:list>
            <text:list-item>
              <text:p text:style-name="P9">Assertion of the 1<text:span text:style-name="T3">st</text:span> Point:</text:p>
              <text:p text:style-name="P16"><text:span text:style-name="T10">“There is no sense of friendship or relationship between the students that would usually be built in traditional in-person classes” (</text:span><text:span text:style-name="T16">Ong</text:span><text:span text:style-name="T10"> 2020). </text:span><text:span text:style-name="T11">The physicality of in-person classes define the sense of community, which can easily be lost online. </text:span></text:p>
              <text:p text:style-name="P9"/>
            </text:list-item>
            <text:list-item>
              <text:p text:style-name="P9">Assertion of the 2<text:span text:style-name="T3">nd</text:span> Point:</text:p>
              <text:p text:style-name="P17"><text:span text:style-name="T15">Many students remember a time when broadband Internet service was not a given in a household; rather they see the Internet as a fundamental necessity (</text:span><text:span text:style-name="T16">Ellis et al.</text:span><text:span text:style-name="T15"> 2015).</text:span></text:p>
              <text:p text:style-name="P9"/>
            </text:list-item>
            <text:list-item>
              <text:p text:style-name="P9">Assertion of the 3<text:span text:style-name="T3">rd</text:span> Point:</text:p>
              <text:p text:style-name="P18"><text:span text:style-name="T17">A lot of hazards and dangers come with extended screen time. As </text:span><text:span text:style-name="T16">Active Health</text:span><text:span text:style-name="T17"> </text:span><text:span text:style-name="T15">(2020) </text:span><text:span text:style-name="T17">enumerates </text:span><text:span text:style-name="T12">them</text:span><text:span text:style-name="T17">, </text:span><text:span text:style-name="T12">excessive screen time may bring you sleep deprivation, physical strain to your eyes and body, increased risk of obesity, and many more.</text:span></text:p>
              <text:p text:style-name="P9"/>
            </text:list-item>
          </text:list>
        </text:list-item>
        <text:list-item>
          <text:p text:style-name="P9">Conclusion</text:p>
          <text:p text:style-name="P9">Course of Action:</text:p>
          <text:p text:style-name="P12">In summary, normalizing online learning may lead to risks of decreased social skills, internet addiction, or health hazards due to extended screen time. A lot of thought must be put into the process of normalizing online learning, and we must clear these risks and many more risks before hopping into the next iteration of education mediums.</text:p>
        </text:list-item>
      </text:list>
      <text:p text:style-name="P7"/>
      <text:p text:style-name="P13"><text:soft-page-break/></text:p>
      <text:p text:style-name="P19">References:</text:p>
      <text:p text:style-name="P33"/>
      <text:p text:style-name="P33">Active Health (2020)</text:p>
      <text:p text:style-name="P21">What are the negative side effects of too much screen time?</text:p>
      <text:p text:style-name="P27">Retrieved from</text:p>
      <text:p text:style-name="P27"><text:a xlink:type="simple" xlink:href="https://www.activehealth.sg/read/screen-time/what-are-the-negative-side-effects-of-too-much-screen-time" text:style-name="Internet_20_link" text:visited-style-name="Visited_20_Internet_20_Link">https://www.activehealth.sg/read/screen-time/what-are-the-negative-side-effects-of-too-much-screen-time</text:a></text:p>
      <text:p text:style-name="P33"/>
      <text:p text:style-name="P35"><text:span text:style-name="T22">Earle C.</text:span><text:span text:style-name="T19"> (</text:span><text:span text:style-name="T20">April 2014</text:span><text:span text:style-name="T19">)</text:span></text:p>
      <text:p text:style-name="P29">The Good, Bad and Ethical Issues of Online Education</text:p>
      <text:p text:style-name="P25">Retrieved from</text:p>
      <text:p text:style-name="P25"><text:a xlink:type="simple" xlink:href="https://peaksmedia.com/category/digital-journal/page/3/" text:style-name="Internet_20_link" text:visited-style-name="Visited_20_Internet_20_Link">https://peaksmedia.com/category/digital-journal/page/3/</text:a></text:p>
      <text:p text:style-name="P30"/>
      <text:p text:style-name="P35"><text:span text:style-name="T22">Ellis W. et al. (September 2015)</text:span></text:p>
      <text:p text:style-name="P21">Internet Addiction Risk in the Academic Environment</text:p>
      <text:p text:style-name="P27">Retrieved from</text:p>
      <text:p text:style-name="P27"><text:a xlink:type="simple" xlink:href="https://files.eric.ed.gov/fulltext/EJ1137201.pdf" text:style-name="Internet_20_link" text:visited-style-name="Visited_20_Internet_20_Link">https://files.eric.ed.gov/fulltext/EJ1137201.pdf</text:a></text:p>
      <text:p text:style-name="P33"/>
      <text:p text:style-name="P14"><text:span text:style-name="T22">Josep G.</text:span><text:span text:style-name="T19"> (June 2020)</text:span></text:p>
      <text:p text:style-name="P20">5 Reasons Why Online Learning is the Future of Education.</text:p>
      <text:p text:style-name="P23">Retrieved from</text:p>
      <text:p text:style-name="P20"><text:a xlink:type="simple" xlink:href="https://www.educations.com/articles-and-advice/5-reasons-online-learning-is-future-of-education-17146#:~:text=1.,schedule%20that%20fits%20everyone's%20agenda.&amp;text=Studying%20online%20teaches%20you%20vital,good%20work-study%20balance%20easier" text:style-name="Internet_20_link" text:visited-style-name="Visited_20_Internet_20_Link">https://www.educations.com/articles-and-advice/5-reasons-online-learning-is-future-of-education-17146#:~:text=1.,schedule%20that%20fits%20everyone's%20agenda.&amp;text=Studying%20online%20teaches%20you%20vital,good%20work-study%20balance%20easier</text:a>.</text:p>
      <text:p text:style-name="P24"/>
      <text:p text:style-name="P34"><text:span text:style-name="T22">Ong J.</text:span><text:span text:style-name="T21"> (December 2020)</text:span></text:p>
      <text:p text:style-name="P28">7 missing pieces: why students prefer in-person over online classes</text:p>
      <text:p text:style-name="P26">Retrieved from</text:p>
      <text:p text:style-name="P26"><text:a xlink:type="simple" xlink:href="https://www.universityaffairs.ca/features/feature-article/7-missing-pieces-why-students-prefer-in-person-over-online-classes/" text:style-name="Internet_20_link" text:visited-style-name="Visited_20_Internet_20_Link">https://www.universityaffairs.ca/features/feature-article/7-missing-pieces-why-students-prefer-in-person-over-online-classes/</text:a></text:p>
      <text:p text:style-name="P31"/>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6T16:44:05.087959780</meta:creation-date>
    <dc:title>BAG</dc:title>
    <meta:editing-duration>PT8H19M29S</meta:editing-duration>
    <meta:editing-cycles>13</meta:editing-cycles>
    <meta:generator>LibreOffice/6.4.6.2$Linux_X86_64 LibreOffice_project/40$Build-2</meta:generator>
    <dc:date>2021-02-21T09:52:26.090337553</dc:date>
    <meta:document-statistic meta:table-count="0" meta:image-count="0" meta:object-count="0" meta:page-count="3" meta:paragraph-count="47" meta:word-count="417" meta:character-count="3157" meta:non-whitespace-character-count="2795"/>
  </office:meta>
</office:document-meta>
</file>